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 1</text:p>
      <text:p text:style-name="Standard"/>
      <text:p text:style-name="Standard">Look at the two programs and answer the following questions:<text:line-break/><text:line-break/>1.<text:line-break/><text:line-break/>Did the Linux program fail? What did the MCP program do?<text:line-break/><text:line-break/>The Linux program ran thru the entire main method and thus did not abort prematurely. Due to the code at line 56 and 57, we see that the original value of x was mutated via a dereferenced pointer, causing the “results after overwrite” to show a changed value for x. Additionally due to the code in lines 41-43, memory beyond the end of the region declared for array arr was overwritten, e.g.:<text:line-break/><text:line-break/>41 arr[3] = 5;<text:line-break/><text:line-break/>42 arr[4] = 6;<text:line-break/><text:line-break/>43 arr[5] = 7;<text:line-break/><text:line-break/>These lines lead to the output:<text:line-break/><text:line-break/>Printing extra elements:<text:line-break/><text:line-break/>Array = 0 1 2 5 6 7<text:line-break/><text:line-break/>In a sense we are somewhat “lucky” that the program executed in a somewhat predictable manner and did not cause a core dump, since the C language itself makes no guarantees as to the form that the “undefined behavior” might take when writing to uninitialized memory locations.<text:line-break/><text:line-break/>The MCP program in contrast aborted when executing line/position 440 of the compiled program, specifically at the line:<text:line-break/><text:line-break/>00000430   % CAN WE MODIFY AFTER THE ARRAY BOUNDARY?                          <text:line-break/>00000440   ARR[3] := 5;                                                        <text:line-break/><text:line-break/>This is, for a program stability standpoint, a highly desirable behavior, since instead of producing undefined behavior there is a crash that a developer can immediately notice and respond to.<text:line-break/><text:line-break/><text:line-break/><text:line-break/>(DS = Discontinue (or the more vernacular “Deep Six”) – it also shows you the line number which the program was stopped on)<text:line-break/><text:line-break/><text:line-break/>2.<text:line-break/><text:line-break/>Is there any way that you can stop this from happening in Linux?<text:line-break/><text:line-break/>Linux and gcc do not provide the same guarantees that MCP can provide regarding invalid memory <text:soft-page-break/>access. I do not know of a way to guarantee that a developer in Linux writing a program in C will get a clean program termination when trying to access undeclared memory.<text:line-break/><text:line-break/><text:line-break/>3.<text:line-break/><text:line-break/>What do you think is happening in the ClearPath MCP operating system?<text:line-break/><text:line-break/>I believe it must have a concept of an array start and end address, and send a trap to the program whenever it tries to access an area via an array pointer that is beyond the end of the declared array. In C array syntax is often just "syntactic sugar" for pointer access; in MCP it seems there are more advanced runtime protections that guarantee that invalid pointer access attempts will result in termination.<text:line-break/><text:line-break/>Part 2 – Program linkage Compile and run the program from the source part2.c (make part2) found on the assignment. Copy the program (MKAIN)SYMBOL/PART2 over to your usercode, compile, and run it. Look at the two programs and answer the following questions: </text:p>
      <text:p text:style-name="Standard"/>
      <text:p text:style-name="Standard">4.</text:p>
      <text:p text:style-name="Standard"/>
      <text:p text:style-name="Standard">Why did the MCP program not work? (look inside the source file)</text:p>
      <text:p text:style-name="Standard"/>
      <text:p text:style-name="Standard">When we attempted to run the MCP program we got the following error:</text:p>
      <text:p text:style-name="Standard"/>
      <text:p text:style-name="Standard">RAT SYMBOL/PART2OL/PART2 AS SYMBOL/PART2 <text:s text:c="39"/></text:p>
      <text:p text:style-name="Standard">#RUNNING 0352 <text:s text:c="66"/></text:p>
      <text:p text:style-name="Standard">#0352 DISPLAY:Starting program #2. <text:s text:c="45"/></text:p>
      <text:p text:style-name="Standard">#0352 DISPLAY:Calling ConvertTimeAndDate with an incorrect signature.. <text:s text:c="9"/></text:p>
      <text:p text:style-name="Standard">#0352 Object CONVERTDATEANDTIME: Type or parameter mismatch in Interface <text:s text:c="7"/></text:p>
      <text:p text:style-name="Standard"><text:s text:c="5"/>MCPSUPPORT to Library "&gt;&gt; CURRENT MCP &lt;&lt;" <text:s text:c="33"/></text:p>
      <text:p text:style-name="Standard">#F-DS @ 00000410, 006:0002:0. <text:s text:c="50"/></text:p>
      <text:p text:style-name="Standard">#ET=0.0 PT=0.0 IO=0.0 <text:s text:c="58"/></text:p>
      <text:p text:style-name="Standard"><text:s/></text:p>
      <text:p text:style-name="Standard">The key line is that we tried to call a method (CovertTimeAndDate) with an incorrect signature. </text:p>
      <text:p text:style-name="Standard"/>
      <text:p text:style-name="Standard">The particular error inside the source file was that we tried to call on line 410:</text:p>
      <text:p text:style-name="Standard"/>
      <text:p text:style-name="Standard">RSLT := CONVERTDATEANDTIME( P1, P2, P3, P4, P5 );</text:p>
      <text:p text:style-name="Standard"/>
      <text:p text:style-name="Standard">We redefined the CONVERTDATEANDTIME procedure without the final argument for time zone offset, and attempted to call it. This failed as the program would not be able to link to the correct procedure at runtime. </text:p>
      <text:p text:style-name="Standard"/>
      <text:p text:style-name="Standard">5.</text:p>
      <text:p text:style-name="Standard"/>
      <text:p text:style-name="Standard">How do you think the Linux program is passing parameters? How do you think the MCP is passing parameters?</text:p>
      <text:p text:style-name="Standard"/>
      <text:p text:style-name="Standard">When we run the part2.c program under Linux, we get the output:</text:p>
      <text:p text:style-name="Standard"/>
      <text:p text:style-name="Standard"><text:soft-page-break/>jth82@tux3:~/cs543$ ./part2</text:p>
      <text:p text:style-name="Standard">Trying to call strptime with not enough parameters.</text:p>
      <text:p text:style-name="Standard">returned NULL.</text:p>
      <text:p text:style-name="Standard">Trying to call strptime with extra parameters.</text:p>
      <text:p text:style-name="Standard">returned NULL.</text:p>
      <text:p text:style-name="Standard">Exiting program successfully.</text:p>
      <text:p text:style-name="Standard"/>
      <text:p text:style-name="Standard">As we can see, we got a NULL value returned in both cases. This is not ideal behavior, because it means that it will be difficult to differentiate between a function call that fails due to an error in linking vs a function call that legitimately returns null. I suspect that Linux is passing parameters via a function pointer, whereas MCP is passing parameters via value. As MCP is passing parameters via value, the function will not begin executing until all needed parameters are on the stack. In Linux, in contrast, the OS probably only needs to push one function pointer on the stack, and if not enough elements are allocated, it may still begin execution.</text:p>
      <text:p text:style-name="Standard"/>
      <text:p text:style-name="Standard">6.</text:p>
      <text:p text:style-name="Standard"/>
      <text:p text:style-name="Standard">Compare and contrast the two approaches to passing parameters – are they good/bad (think printf()). </text:p>
      <text:p text:style-name="Standard"/>
      <text:p text:style-name="Standard">I would argue that the MCP approach is probably better from a standpoint of predictable execution and preventing development errors from entering in a production environment. When running the program in MCP, we got a clear and specific error regarding “Type of parameter mismatch in Interface” with a specific line number logged at run-time which clearly suggests a problem with linkage. In Linux, in contrast, we only got a NULL return value. Thus from a debugging/predictable execution standpoint MCP seems to be the clear winner.</text:p>
      <text:p text:style-name="Standard"/>
      <text:p text:style-name="Standard">One aspect where Linux may have an edge is in terms of performance. Extra security and correctness checks do cost time, and the fact that Linux is not performing them means that in some very performance-sensitive environments Linux may have an edge.</text:p>
      <text:p text:style-name="Standard"/>
      <text:p text:style-name="Standard">Look at the Linux file system through the “ls –al” command – how do you know what each file contains (for example, how do you know that a program is a source file vs executable)? Look at the “file” command. Look at the ClearPath MCP file system through the FILES command – how do you know what each file contains? Answer the following question: </text:p>
      <text:p text:style-name="Standard"/>
      <text:list xml:id="list3088513233704220032" text:style-name="L2">
        <text:list-item>
          <text:p text:style-name="P1">How does the Linux file system maintain what is in a file as data? Does it matter? Should it matter? Are colors “good enough”?</text:p>
        </text:list-item>
      </text:list>
      <text:p text:style-name="Standard"/>
      <text:p text:style-name="Standard">When using the “ls -al” command, we can know whether a file is executable via the flags that are set. For instance:</text:p>
      <text:p text:style-name="Standard"/>
      <text:p text:style-name="Standard">jth82@tux3:~/cs543$ ls -al</text:p>
      <text:p text:style-name="Standard">total 40</text:p>
      <text:p text:style-name="Standard">drwxrwxr-x <text:s/>2 jth82 jth82 <text:s text:c="2"/>72 Mar 11 06:47 .</text:p>
      <text:p text:style-name="Standard">drwxr-xr-x 47 jth82 jth82 4096 Mar <text:s/>7 06:09 ..</text:p>
      <text:p text:style-name="Standard">-rwxrwxr-x <text:s/>1 jth82 jth82 8768 Mar <text:s/>7 06:09 part1</text:p>
      <text:p text:style-name="Standard">-rw-rw-r-- <text:s/>1 jth82 jth82 1829 Mar <text:s/>7 06:08 part1.c</text:p>
      <text:p text:style-name="Standard">-rwxrwxr-x <text:s/>1 jth82 jth82 8720 Mar 11 06:47 part2</text:p>
      <text:p text:style-name="Standard"/>
      <text:p text:style-name="Standard"><text:soft-page-break/>In this case, because part1 and part2 have a final “x” set, but part1.c does not, we can see that part1 and part2 are executable while part1.c is not. The bash terminal also helpfully shows colors, with the executable files shown in green text and the regular files shown in white text. The “file” command in linux also provides more detailled info, for instance:</text:p>
      <text:p text:style-name="Standard"/>
      <text:p text:style-name="Standard">jth82@tux3:~/cs543$ file part1</text:p>
      <text:p text:style-name="Standard">part1: ELF 64-bit LSB executable, x86-64, version 1 (SYSV), dynamically linked, interpreter /lib64/ld-linux-x86-64.so.2, for GNU/Linux 2.6.32, BuildID[sha1]=c69aef94433233b5bb7a9520c8c89337263240f3, not stripped</text:p>
      <text:p text:style-name="Standard">jth82@tux3:~/cs543$ file part1.c</text:p>
      <text:p text:style-name="Standard">part1.c: C source, ASCII text</text:p>
      <text:p text:style-name="Standard"/>
      <text:p text:style-name="Standard">Where the file command is especially useful is that it shows the actual information/type of the file and not just the flags (permissions) that are set at the operating system level. In this way, even after executing “chmod -x part1” (removing the executable flag) from the part1 program, it still displays via file as an ELF executable. </text:p>
      <text:p text:style-name="Standard"/>
      <text:p text:style-name="Standard">In MCP the “files” command shows both a listing of files (similar to ls under Linux) but also provides information about the types of each file (similar to file in Linux). One key difference, however, is that source files are identified without extensions. The FILES listing also shows the actual type of the file (e.g., ALGOL for SYMBOL/PART1) directly in the program output.</text:p>
      <text:p text:style-name="Standard"/>
      <text:p text:style-name="Standard">Linux stores information as to what is in a file in the form of a “magic number” which will typically map to a MIME type, such that one particular magic number may map to, e.g., “Application / Open Office Text Document Interchange Format.” The actual information/data in a file is stored in logical blocks on a file. The size of the blocks is determined by the filesystem on which this file resides; for a relatively slow file system/device only small block sizes may be supported, whereas faster/higher-throughput file system/device combinations may for instance support a larger block size. I would argue that “it does not matter” to an operating system such as Linux how the actual data is stored inside of a file – this is much more the concern of the application layer – however I believe that “it should matter” as in the future operating systems will likely become much more concerned with preventing the execution of “harmful” code and perform deeper levels of data inspection in resident files – data may remain encrypted on disk up until the very moment it is needed for program execution with a far larger variety of permission schemes which will likely also grow to encompass multiple authentication factors. Colors are definitely not “good enough” as an operating system with better security guarantees may move to more of an iOS type sandboxed model where instead of showing in green “this program can do arbitrary things”, concepts such as “this program will be able to access ~/Pictures”, etc.</text:p>
      <text:p text:style-name="Standard"/>
      <text:p text:style-name="Standard">Part 4</text:p>
      <text:p text:style-name="Standard"/>
      <text:p text:style-name="Standard">Compile and run the program from the source part3.c (make part3) found on the assignment. Copy the program (MKAIN)SYMBOL/PART3 over to your usercode, compile, and run it. Use the Linux command ‘file part1’ before and after running the MCP program to see what the Linux OS thinks the file contains. </text:p>
      <text:p text:style-name="Standard"/>
      <text:p text:style-name="Standard">Look at the two programs and answer the following questions: 8. How do you think the ClearPath MCP program stopped the attack? 9. Can we do that in Lin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11T09:37:36.809249895</meta:creation-date>
    <dc:date>2018-03-11T21:58:29.64</dc:date>
    <meta:editing-duration>PT11H32M21S</meta:editing-duration>
    <meta:editing-cycles>14</meta:editing-cycles>
    <meta:generator>OpenOffice/4.1.5$Win32 OpenOffice.org_project/415m1$Build-9789</meta:generator>
    <meta:document-statistic meta:table-count="0" meta:image-count="0" meta:object-count="0" meta:page-count="4" meta:paragraph-count="53" meta:word-count="1615" meta:character-count="9930"/>
  </office:meta>
</office:document-meta>
</file>